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Tahoma, Helvetica, FreeSans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urrent Server handling Multiple Clients Code in C in Linux Platform</text:p>
      <text:p text:style-name="P1"/>
      <text:p text:style-name="Standard">//TCP SERVER Concurrent: multiple clients can be handled by this server</text:p>
      <text:p text:style-name="Standard">//Now second client no need to wait for first client to close by finishing its task.</text:p>
      <text:p text:style-name="Standard">//This server now handles 5 clients simultaneously. i.e. Now up to 5 clients simultaneously can send and receive messages from this server.</text:p>
      <text:p text:style-name="Standard">//Here concurrency is achieved <text:s/>by creating a new child process which process e each new client while parent continues to accepting new connections.</text:p>
      <text:p text:style-name="Standard"/>
      <text:p text:style-name="Standard">#include&lt;stdio.h&gt;</text:p>
      <text:p text:style-name="Standard">#include&lt;sys/types.h&gt;//socket</text:p>
      <text:p text:style-name="Standard">#include&lt;sys/socket.h&gt;//socket</text:p>
      <text:p text:style-name="Standard">#include&lt;string.h&gt;//memset</text:p>
      <text:p text:style-name="Standard">#include&lt;stdlib.h&gt;//sizeof</text:p>
      <text:p text:style-name="Standard">#include&lt;netinet/in.h&gt;//INADDR_ANY</text:p>
      <text:p text:style-name="Standard"/>
      <text:p text:style-name="Standard">#define PORT 8000</text:p>
      <text:p text:style-name="Standard">#define MAXSZ 100</text:p>
      <text:p text:style-name="Standard">int main()</text:p>
      <text:p text:style-name="Standard">{</text:p>
      <text:p text:style-name="Standard"><text:s/>int sockfd;//to create socket</text:p>
      <text:p text:style-name="Standard"><text:s/>int newsockfd;//to accept connection</text:p>
      <text:p text:style-name="Standard"/>
      <text:p text:style-name="Standard"><text:s/>struct sockaddr_in serverAddress;//server receive on this address</text:p>
      <text:p text:style-name="Standard"><text:s/>struct sockaddr_in clientAddress;//server sends to client on this address</text:p>
      <text:p text:style-name="Standard"/>
      <text:p text:style-name="Standard"><text:s/>int n;</text:p>
      <text:p text:style-name="Standard"><text:s/>char msg[MAXSZ];</text:p>
      <text:p text:style-name="Standard"><text:s/>int clientAddressLength;</text:p>
      <text:p text:style-name="Standard"><text:s/>int pid;</text:p>
      <text:p text:style-name="Standard"/>
      <text:p text:style-name="Standard"><text:s/>//create socket</text:p>
      <text:p text:style-name="Standard"><text:s/>sockfd=socket(AF_INET,SOCK_STREAM,0);</text:p>
      <text:p text:style-name="Standard"><text:s/>//initialize the socket addresses</text:p>
      <text:p text:style-name="Standard"><text:s/>memset(&amp;serverAddress,0,sizeof(serverAddress));</text:p>
      <text:p text:style-name="Standard"><text:s/>serverAddress.sin_family=AF_INET;</text:p>
      <text:p text:style-name="Standard"><text:s/>serverAddress.sin_addr.s_addr=htonl(INADDR_ANY);</text:p>
      <text:p text:style-name="Standard"><text:s/>serverAddress.sin_port=htons(PORT);</text:p>
      <text:p text:style-name="Standard"/>
      <text:p text:style-name="Standard"><text:s/>//bind the socket with the server address and port</text:p>
      <text:p text:style-name="Standard"><text:s/>bind(sockfd,(struct sockaddr *)&amp;serverAddress, sizeof(serverAddress));</text:p>
      <text:p text:style-name="Standard"/>
      <text:p text:style-name="Standard"><text:s/>//listen for connection from client</text:p>
      <text:p text:style-name="Standard"><text:s/>listen(sockfd,5);</text:p>
      <text:p text:style-name="Standard"/>
      <text:p text:style-name="Standard"><text:s/>while(1)</text:p>
      <text:p text:style-name="Standard"><text:s/>{</text:p>
      <text:p text:style-name="Standard"><text:s text:c="2"/>//parent process waiting to accept a new connection</text:p>
      <text:p text:style-name="Standard"><text:s text:c="2"/>printf("\n*****server waiting for new client connection:*****\n");</text:p>
      <text:p text:style-name="Standard"><text:s text:c="2"/>clientAddressLength=sizeof(clientAddress);</text:p>
      <text:p text:style-name="Standard"><text:s text:c="2"/>newsockfd=accept(sockfd,(struct sockaddr*)&amp;clientAddress,&amp;clientAddressLength);</text:p>
      <text:p text:style-name="Standard"><text:s text:c="2"/>printf("connected to client: %s\n",inet_ntoa(clientAddress.sin_addr));</text:p>
      <text:p text:style-name="Standard"><text:soft-page-break/></text:p>
      <text:p text:style-name="Standard"><text:s text:c="2"/>//child process is created for serving each new clients</text:p>
      <text:p text:style-name="Standard"><text:s text:c="2"/>pid=fork();</text:p>
      <text:p text:style-name="Standard"><text:s text:c="2"/>if(pid==0)//child process rec and send</text:p>
      <text:p text:style-name="Standard"><text:s text:c="2"/>{</text:p>
      <text:p text:style-name="Standard"><text:s text:c="3"/>//rceive from client</text:p>
      <text:p text:style-name="Standard"><text:s text:c="3"/>while(1)</text:p>
      <text:p text:style-name="Standard"><text:s text:c="3"/>{</text:p>
      <text:p text:style-name="Standard"><text:s text:c="4"/>n=recv(newsockfd,msg,MAXSZ,0);</text:p>
      <text:p text:style-name="Standard"><text:s text:c="4"/>if(n==0)</text:p>
      <text:p text:style-name="Standard"><text:s text:c="4"/>{</text:p>
      <text:p text:style-name="Standard"><text:s text:c="5"/>close(newsockfd);</text:p>
      <text:p text:style-name="Standard"><text:s text:c="5"/>break;</text:p>
      <text:p text:style-name="Standard"><text:s text:c="4"/>}</text:p>
      <text:p text:style-name="Standard"><text:s text:c="4"/>msg[n]=0;</text:p>
      <text:p text:style-name="Standard"><text:s text:c="4"/>send(newsockfd,msg,n,0);</text:p>
      <text:p text:style-name="Standard"/>
      <text:p text:style-name="Standard"><text:s text:c="4"/>printf("Receive and set:%s\n",msg);</text:p>
      <text:p text:style-name="Standard"><text:s text:c="3"/>}//close interior while</text:p>
      <text:p text:style-name="Standard"><text:s text:c="2"/>exit(0)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3"/>close(newsockfd);//sock is closed BY PARENT</text:p>
      <text:p text:style-name="Standard"><text:s text:c="2"/>}</text:p>
      <text:p text:style-name="Standard"><text:s/>}//close exterior while</text:p>
      <text:p text:style-name="Standard"/>
      <text:p text:style-name="Standard"><text:s/>return 0;</text:p>
      <text:p text:style-name="Standard">}</text:p>
      <text:p text:style-name="Standard"/>
      <text:p text:style-name="Standard"/>
      <text:p text:style-name="Standard">/************Client Code***********/</text:p>
      <text:p text:style-name="Standard">//CLIENT ITERATIVE</text:p>
      <text:p text:style-name="Standard"/>
      <text:p text:style-name="Standard">#include&lt;stdio.h&gt;</text:p>
      <text:p text:style-name="Standard">#include&lt;sys/types.h&gt;//socket</text:p>
      <text:p text:style-name="Standard">#include&lt;sys/socket.h&gt;//socket</text:p>
      <text:p text:style-name="Standard">#include&lt;string.h&gt;//memset</text:p>
      <text:p text:style-name="Standard">#include&lt;stdlib.h&gt;//sizeof</text:p>
      <text:p text:style-name="Standard">#include&lt;netinet/in.h&gt;//INADDR_ANY</text:p>
      <text:p text:style-name="Standard"/>
      <text:p text:style-name="Standard">#define PORT 8000</text:p>
      <text:p text:style-name="Standard">#define SERVER_IP "127.0.0.1"</text:p>
      <text:p text:style-name="Standard">#define MAXSZ 100</text:p>
      <text:p text:style-name="Standard">int main()</text:p>
      <text:p text:style-name="Standard">{</text:p>
      <text:p text:style-name="Standard"><text:s/>int sockfd;//to create socket</text:p>
      <text:p text:style-name="Standard"/>
      <text:p text:style-name="Standard"><text:s/>struct sockaddr_in serverAddress;//client will connect on this</text:p>
      <text:p text:style-name="Standard"/>
      <text:p text:style-name="Standard"><text:s/>int n;</text:p>
      <text:p text:style-name="Standard"><text:s/>char msg1[MAXSZ];</text:p>
      <text:p text:style-name="Standard"><text:soft-page-break/><text:s/>char msg2[MAXSZ];</text:p>
      <text:p text:style-name="Standard"/>
      <text:p text:style-name="Standard"><text:s/>//create socket</text:p>
      <text:p text:style-name="Standard"><text:s/>sockfd=socket(AF_INET,SOCK_STREAM,0);</text:p>
      <text:p text:style-name="Standard"><text:s/>//initialize the socket addresses</text:p>
      <text:p text:style-name="Standard"><text:s/>memset(&amp;serverAddress,0,sizeof(serverAddress));</text:p>
      <text:p text:style-name="Standard"><text:s/>serverAddress.sin_family=AF_INET;</text:p>
      <text:p text:style-name="Standard"><text:s/>serverAddress.sin_addr.s_addr=inet_addr(SERVER_IP);</text:p>
      <text:p text:style-name="Standard"><text:s/>serverAddress.sin_port=htons(PORT);</text:p>
      <text:p text:style-name="Standard"/>
      <text:p text:style-name="Standard"><text:s/>//client <text:s/>connect to server on port</text:p>
      <text:p text:style-name="Standard"><text:s/>connect(sockfd,(struct sockaddr *)&amp;serverAddress,sizeof(serverAddress));</text:p>
      <text:p text:style-name="Standard"><text:s/>//send to sever and receive from server</text:p>
      <text:p text:style-name="Standard"><text:s/>while(1)</text:p>
      <text:p text:style-name="Standard"><text:s/>{</text:p>
      <text:p text:style-name="Standard"><text:s text:c="2"/>printf("\nEnter message to send to server:\n");</text:p>
      <text:p text:style-name="Standard"><text:s text:c="2"/>fgets(msg1,MAXSZ,stdin);</text:p>
      <text:p text:style-name="Standard"><text:s text:c="2"/>if(msg1[0]=='#')</text:p>
      <text:p text:style-name="Standard"><text:s text:c="3"/>break;</text:p>
      <text:p text:style-name="Standard"/>
      <text:p text:style-name="Standard"><text:s text:c="2"/>n=strlen(msg1)+1;</text:p>
      <text:p text:style-name="Standard"><text:s text:c="2"/>send(sockfd,msg1,n,0);</text:p>
      <text:p text:style-name="Standard"/>
      <text:p text:style-name="Standard"><text:s text:c="2"/>n=recv(sockfd,msg2,MAXSZ,0);</text:p>
      <text:p text:style-name="Standard"/>
      <text:p text:style-name="Standard"><text:s text:c="2"/>printf("Receive message from <text:s/>server::%s\n",msg2);</text:p>
      <text:p text:style-name="Standard"><text:s/>}</text:p>
      <text:p text:style-name="Standard"/>
      <text:p text:style-name="Standard"><text:s/>return 0;</text:p>
      <text:p text:style-name="Standard">}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Tahoma, Helvetica, FreeSans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10:30:19.875000000</meta:creation-date>
    <dc:date>2020-08-24T10:40:12.323000000</dc:date>
    <meta:editing-duration>PT9M51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3" meta:paragraph-count="108" meta:word-count="322" meta:character-count="3281" meta:non-whitespace-character-count="2924"/>
  </office:meta>
</office:document-meta>
</file>